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nding the best front pairing for Rodem house</text:h>
      <text:p text:style-name="Text_20_body">A font from a humanist font family would be ideal due to it looking modern, but retaining human handwriting qualities. Gill sans, Frutiger, Myriad, Optima, Verdana</text:p>
      <text:p text:style-name="Text_20_body"/>
      <text:p text:style-name="Text_20_body">with an urban slab serif like Courier ne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Sharp</meta:initial-creator>
    <meta:creation-date>2015-07-02T12:27:02</meta:creation-date>
    <meta:document-statistic meta:table-count="0" meta:image-count="0" meta:object-count="0" meta:page-count="1" meta:paragraph-count="3" meta:word-count="42" meta:character-count="251"/>
    <dc:date>2015-07-02T15:14:45</dc:date>
    <dc:creator>Peter Sharp</dc:creator>
    <meta:editing-duration>PT1M59S</meta:editing-duration>
    <meta:editing-cycles>1</meta:editing-cycles>
    <meta:generator>OpenOffice/4.1.1$Unix OpenOffice.org_project/411m6$Build-9775</meta:generator>
  </office:meta>
</office:document-meta>
</file>